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fffcc" draw:textarea-horizontal-align="left" draw:textarea-vertical-align="top" draw:auto-grow-height="false" fo:min-height="0cm" fo:min-width="0cm" fo:padding-left="0.127cm" fo:padding-right="0.127cm"/>
    </style:style>
    <style:style style:name="gr6" style:family="graphic" style:parent-style-name="standard">
      <style:graphic-properties draw:fill="solid" draw:fill-color="#ffff99" draw:textarea-horizontal-align="center" draw:textarea-vertical-align="middle"/>
    </style:style>
    <style:style style:name="gr7" style:family="graphic" style:parent-style-name="standard">
      <style:graphic-properties draw:fill="solid" draw:fill-color="#e6e6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style>
    <style:style style:name="P5" style:family="paragraph">
      <style:paragraph-properties fo:text-align="center"/>
      <style:text-properties fo:font-size="10pt"/>
    </style:style>
    <style:style style:name="P6" style:family="paragraph">
      <style:paragraph-properties fo:margin-left="0cm" fo:margin-right="0cm" fo:text-align="center" fo:text-indent="0cm"/>
      <style:text-properties fo:font-size="10pt"/>
    </style:style>
    <style:style style:name="T1" style:family="text">
      <style:text-properties fo:color="#808080"/>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5.929cm" svg:height="2.491cm" svg:x="0.964cm" svg:y="5.713cm">
          <text:p text:style-name="P1">VO frontend</text:p>
        </draw:rect>
        <draw:custom-shape draw:style-name="gr2" draw:text-style-name="P1" draw:layer="layout" svg:width="9.606cm" svg:height="2.324cm" svg:x="10.5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7.033cm" svg:y1="5.665cm" svg:x2="11.208cm" svg:y2="3.365cm">
          <text:p text:style-name="P3"/>
        </draw:line>
        <draw:frame draw:style-name="gr4" draw:layer="layout" svg:width="4.862cm" svg:height="2.139cm" svg:x="9.474cm" svg:y="3.808cm">
          <draw:text-box>
            <text:p text:style-name="P3">Publish needed</text:p>
            <text:p text:style-name="P3">glideins rates</text:p>
          </draw:text-box>
        </draw:frame>
        <draw:custom-shape draw:style-name="gr5" draw:text-style-name="P4" draw:layer="layout" svg:width="8.798cm" svg:height="13.301cm" svg:x="14.43cm" svg:y="5.076cm">
          <text:p text:style-name="P4">MyType=”glideclient”</text:p>
          <text:p text:style-name="P4">Name=”reqX@client”</text:p>
          <text:p text:style-name="P4">ClientName=”client”</text:p>
          <text:p text:style-name="P4">ReqName=”reqX”</text:p>
          <text:p text:style-name="P4">ReqGlidein=”entry@factory”</text:p>
          <text:p text:style-name="P4">ReqIdleGlideins=nr</text:p>
          <text:p text:style-name="P4"><text:span text:style-name="T1">ReqMaxRun=nr</text:span></text:p>
          <text:p text:style-name="P4"><text:span text:style-name="T1">ReqMaxSubmitXHour=nr</text:span></text:p>
          <text:p text:style-name="P4">GlideinParamWWW=”val1”</text:p>
          <text:p text:style-name="P4">...</text:p>
          <text:p text:style-name="P4">GlideinParamZZZ=”valY”</text:p>
          <text:p text:style-name="P4"/>
          <text:p text:style-name="P4"/>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6" draw:text-style-name="P2" draw:layer="layout" svg:width="8.798cm" svg:height="0.902cm" svg:x="14.43cm" svg:y="4.174cm">
          <text:p text:style-name="P1">Publised classad</text:p>
        </draw:rect>
        <draw:custom-shape draw:style-name="gr7" draw:text-style-name="P5" draw:layer="layout" svg:width="8.796cm" svg:height="3.303cm" svg:x="4.007cm" svg:y="11.102cm">
          <text:p text:style-name="P1"><text:span text:style-name="T2">GlideParamXXX must match the names </text:span><text:span text:style-name="T2"><text:line-break/></text:span><text:span text:style-name="T2">published by the factory</text:span></text:p>
          <draw:enhanced-geometry svg:viewBox="0 0 21600 21600" draw:text-areas="3000 3320 17110 17330" draw:type="cloud-callout" draw:modifiers="24095.9427207637 21750.68243858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6" draw:layer="layout" svg:width="4.648cm" svg:height="1.02cm" svg:x="9.05cm" svg:y="8.297cm">
          <text:p text:style-name="P1"><text:span text:style-name="T2">Due to Condor limitations,</text:span></text:p>
          <text:p text:style-name="P1"><text:span text:style-name="T2">define also GlideinMyType</text:span></text:p>
          <draw:enhanced-geometry svg:viewBox="0 0 21600 21600" draw:type="line-callout-2" draw:modifiers="25121.789632179 -54179.8237022527 22919.509571951 -53185.5044074437 10797.6769197677 -1502.0568070519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4.13cm" fo:page-height="19.30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3T09:36:38</meta:creation-date>
    <dc:date>2006-10-03T09:53:51</dc:date>
    <dc:language>en-US</dc:language>
    <meta:editing-cycles>4</meta:editing-cycles>
    <meta:editing-duration>PT17M13S</meta:editing-duration>
    <meta:user-defined meta:name="Info 1"/>
    <meta:user-defined meta:name="Info 2"/>
    <meta:user-defined meta:name="Info 3"/>
    <meta:user-defined meta:name="Info 4"/>
    <meta:document-statistic meta:object-count="8"/>
  </office:meta>
</office:document-meta>
</file>